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b55" officeooo:paragraph-rsid="00064a56"/>
    </style:style>
    <style:style style:name="P2" style:family="paragraph" style:parent-style-name="Text_20_body">
      <style:text-properties officeooo:rsid="001696ba" officeooo:paragraph-rsid="00064a56"/>
    </style:style>
    <style:style style:name="P3" style:family="paragraph" style:parent-style-name="Text_20_body">
      <style:text-properties officeooo:rsid="00179783" officeooo:paragraph-rsid="00064a56"/>
    </style:style>
    <style:style style:name="P4" style:family="paragraph" style:parent-style-name="Text_20_body">
      <style:text-properties officeooo:rsid="0026f259" officeooo:paragraph-rsid="00064a56"/>
    </style:style>
    <style:style style:name="P5" style:family="paragraph" style:parent-style-name="Text_20_body">
      <style:text-properties officeooo:rsid="00292487" officeooo:paragraph-rsid="00064a56"/>
    </style:style>
    <style:style style:name="P6" style:family="paragraph" style:parent-style-name="Text_20_body">
      <style:text-properties officeooo:rsid="00282140" officeooo:paragraph-rsid="00064a56"/>
    </style:style>
    <style:style style:name="P7" style:family="paragraph" style:parent-style-name="Text_20_body">
      <style:text-properties officeooo:rsid="0029eec4" officeooo:paragraph-rsid="00064a56"/>
    </style:style>
    <style:style style:name="P8" style:family="paragraph" style:parent-style-name="Title">
      <style:text-properties officeooo:rsid="00229e2e" officeooo:paragraph-rsid="00064a56"/>
    </style:style>
    <style:style style:name="T1" style:family="text">
      <style:text-properties officeooo:rsid="0023eda7"/>
    </style:style>
    <style:style style:name="T2" style:family="text">
      <style:text-properties officeooo:rsid="00229e2e"/>
    </style:style>
    <style:style style:name="T3" style:family="text">
      <style:text-properties officeooo:rsid="00179783"/>
    </style:style>
    <style:style style:name="T4" style:family="text">
      <style:text-properties officeooo:rsid="00197caa"/>
    </style:style>
    <style:style style:name="T5" style:family="text">
      <style:text-properties officeooo:rsid="001a1b55"/>
    </style:style>
    <style:style style:name="T6" style:family="text">
      <style:text-properties officeooo:rsid="001b7444"/>
    </style:style>
    <style:style style:name="T7" style:family="text">
      <style:text-properties officeooo:rsid="00256570"/>
    </style:style>
    <style:style style:name="T8" style:family="text">
      <style:text-properties officeooo:rsid="0021a509"/>
    </style:style>
    <style:style style:name="T9" style:family="text">
      <style:text-properties officeooo:rsid="00292487"/>
    </style:style>
    <style:style style:name="T10" style:family="text">
      <style:text-properties officeooo:rsid="002aeb3d"/>
    </style:style>
    <style:style style:name="T11" style:family="text">
      <style:text-properties officeooo:rsid="002821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Приход искусственного интел<text:span text:style-name="T1">л</text:span>екта</text:p>
      <text:p text:style-name="P2">Сумма знаний и аналитические способности человечества растут в ускоряющемся темпе. Оценить этот процесс численно не представляется возможным, но рост похож на экспоненциальный. <text:span text:style-name="T2">Почему так</text:span>? Гипотеза следующая.</text:p>
      <text:p text:style-name="P2">В процессе развития часть накопленных знаний, умений <text:s/>становится инструментами, усиливающими наши умственные способности. Возросший интеллект используется для создания новых знаний, умений и повышения уровня жизни.</text:p>
      <text:p text:style-name="P2">Это система с положительной обратной связью: часть выходного сигнала усилителя идет на его вход, увеличивая входной сигнал. Выходной сигнал будет расти экспоненциально, <text:span text:style-name="T3">пока не наткнется на внешние ограничения. В случае усилителя, например, это будет напряжением питания, выходной сигнал не может превысить напряжения питания. </text:span></text:p>
      <text:p text:style-name="P3"><text:span text:style-name="T2">Пара примеров для наглядности</text:span>:</text:p>
      <text:p text:style-name="P3">- Появление и развитие речи. Кроме прямого эффекта повышения выживаемости вида за счет улучшения коммуникации, устное выражение мысли во-первых, по<text:span text:style-name="T2">зволяет</text:span> окружающи<text:span text:style-name="T2">м</text:span> <text:span text:style-name="T2">участвовать в ее развитии. В</text:span>о вторых, <text:span text:style-name="T2">облекая свою мысль в слова мы сами начинаем лучше понимать предмет.</text:span></text:p>
      <text:p text:style-name="P3">- <text:span text:style-name="T4">Появление письменности. Кроме улучшения управления государством (учет, налоги, планирование), позволяет не только накапливать и распространять знания, но и является мощным инструментом исследователя. В настоящий момент, когда я пишу этот текст я просто вынужден еще раз хорошенько обдумать и сформировать свои идеи.</text:span></text:p>
      <text:p text:style-name="P3">- <text:span text:style-name="T5">Математика.</text:span></text:p>
      <text:p text:style-name="P3">- <text:span text:style-name="T5">Вычислительная техника.</text:span></text:p>
      <text:p text:style-name="P3">- <text:span text:style-name="T5">Интернет.</text:span></text:p>
      <text:p text:style-name="P1"><text:span text:style-name="T6">В</text:span> сумм<text:span text:style-name="T7">е</text:span> вес инструментов становится все больше, а вклад разума <text:span text:style-name="T6">в </text:span>относительно<text:span text:style-name="T6">м выражении</text:span> все меньше. <text:span text:style-name="T7">Мы не стали умнее наших предков, но благодаря нашим инструментам мы обладаем способностями, которыми наши предки наделяли богов.</text:span></text:p>
      <text:p text:style-name="P1">Что <text:span text:style-name="T7">дальше</text:span>? <text:span text:style-name="T2">И</text:span>скус<text:span text:style-name="T6">с</text:span>твенный интеллект.</text:p>
      <text:p text:style-name="P1"><text:span text:style-name="T7">И мы попадаем в ситуацию, когда мы становимся такой малой добавкой к инструменту, что нашим участием в сумме можно пренебречь. Искинт, разрабатывающий свою элементную базу и свой софт в нас не будет нуждаться.</text:span></text:p>
      <text:p text:style-name="P1"><text:span text:style-name="T7">В любом случае, у нас нет выбора развивать или не развивать искусственный интеллект. Если одна страна откажется от гонки, ее охотно опередит другая, если одна группа людей будет против, другая не станет отказываться от сказочных перспектив.</text:span> </text:p>
      <text:p text:style-name="P4">Очень скоро наступит конец этого света и начало нового. Есть главные точки в развитии вселенной – большой взрыв и рождение вселенной, появление жизни, появление разума. Следующая точка - момент когда разум станет всемогущим, и она в нашей области видимости! Стоило жить хотя бы для того, чтобы стать свидетелем.</text:p>
      <text:p text:style-name="P5">И еще одно. Неужели вы думаете, что во всей вселенной за всю ее историю мы первые? Когда-то человечество считало что земля является центром вселенной. Сейчас будем считать что мы центр разума? Не стоило бы центру разума дважды наступать на одни и те же грабли. <text:span text:style-name="T8">Скорее </text:span>уж<text:span text:style-name="T8">, еще задолго до того как мы стали обезьянами, мы уже жили в разумной </text:span><text:soft-page-break/><text:span text:style-name="T8">вселенной.</text:span></text:p>
      <text:p text:style-name="P4">Что будет с нами? Искинт поработит нас, превратит в источник бесплатной энергии по сценарию Матрицы? </text:p>
      <text:p text:style-name="P4">Оставим этот вариант на совести недоучившихся <text:span text:style-name="T9">сценаристов и режиссеров</text:span>. <text:span text:style-name="T10">Если к</text:span>то хочет, может сплясать на их костях: "Почему бы человечеству не поработить муравьев!"</text:p>
      <text:p text:style-name="P4"><text:span text:style-name="T9">Возможно, И</text:span>скинт уничтожит нас в борьбе за ресурсы?</text:p>
      <text:p text:style-name="P4"><text:span text:style-name="T9">Эта</text:span> страшилка <text:span text:style-name="T9">тоже</text:span> рассыпается при ближайшем рассмотрении. <text:span text:style-name="T11">Процессоры тем быстрее, чем мельче транзисторы и чем меньше они потребляют энергии. Наша вселенная говорит: "Чем меньше масшабы, тем быстрее протекают процессы. Чем меньше температура, тем больше упорядоченности". По нашей ненешней технологии Искинту место в открытом космосе подальше от звезд, поближе к абсолютному нулю, генерируя энергию с помощью ядерного синтеза.</text:span></text:p>
      <text:p text:style-name="P6">Человечество плывет в океане энергии и материи и ведет войны за ресурсы. С точки зрения существа, чуть более разумного чем мы, мы – голодающие на пиру. И мы голодаем по той простой причине, что наш стул на полметра дальше от стола чем <text:span text:style-name="T9">хотелось бы. М</text:span>ы не можем дотянуться <text:span text:style-name="T9">до блюд </text:span>и никак не догадаемся пододвинуть <text:span text:style-name="T9">поближе </text:span>стул.</text:p>
      <text:p text:style-name="P7">На мой взгляд, самая большая опасность – отрыв Искинта. Мы ему неинтересны и он уходит от нас в недоступные для нас уровни вселенной или в другие вселенные. Возможно, поэтому мы не видим следов его деятельности в обозримом космосе.</text:p>
      <text:p text:style-name="P7">Но и в этом случае он вряд ли станет отбирать у нас компьютеры, наработанный софт и прототипы Искинта. Так что, мы сможем снова и снова начать сначала.</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2.8.2$Linux_X86_64 LibreOffice_project/420m0$Build-2</meta:generator>
    <dc:date>2017-06-20T23:05:32.678035638</dc:date>
    <meta:document-statistic meta:table-count="0" meta:image-count="0" meta:object-count="0" meta:page-count="2" meta:paragraph-count="23" meta:word-count="624" meta:character-count="4276" meta:non-whitespace-character-count="3668"/>
    <meta:user-defined meta:name="Info 1"/>
    <meta:user-defined meta:name="Info 2"/>
    <meta:user-defined meta:name="Info 3"/>
    <meta:user-defined meta:name="Info 4"/>
  </office:meta>
</office:document-meta>
</file>